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/2</text:p>
          </table:table-cell>
          <table:table-cell office:value-type="string" calcext:value-type="string">
            <text:p>H/2</text:p>
          </table:table-cell>
        </table:table-row>
        <table:table-row table:style-name="ro1">
          <table:table-cell office:value-type="string" calcext:value-type="string">
            <text:p>Sony Nex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lackmagic Cinema Camera</text:p>
          </table:table-cell>
          <table:table-cell table:formula="of:=166/2" office:value-type="float" office:value="83" calcext:value-type="float">
            <text:p>83</text:p>
          </table:table-cell>
          <table:table-cell table:formula="of:=126/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non C100</text:p>
          </table:table-cell>
          <table:table-cell table:formula="of:=280/2" office:value-type="float" office:value="140" calcext:value-type="float">
            <text:p>140</text:p>
          </table:table-cell>
          <table:table-cell table:formula="of:=188/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anon 6D</text:p>
          </table:table-cell>
          <table:table-cell table:style-name="ce1" table:formula="of:=144.5*2/3" office:value-type="float" office:value="96.3333333333333" calcext:value-type="float">
            <text:p>96,3</text:p>
          </table:table-cell>
          <table:table-cell table:style-name="ce1" table:formula="of:=110.5/2" office:value-type="float" office:value="55.25" calcext:value-type="float">
            <text:p>55,3</text:p>
          </table:table-cell>
        </table:table-row>
        <table:table-row table:style-name="ro1">
          <table:table-cell office:value-type="string" calcext:value-type="string">
            <text:p>Panasonic 4k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 style:data-style-name="N2" text:time-value="20:57:55.0369023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20:43:01.530281005</meta:creation-date>
    <dc:date>2016-02-06T20:58:18.313825127</dc:date>
    <meta:editing-duration>PT12M47S</meta:editing-duration>
    <meta:editing-cycles>2</meta:editing-cycles>
    <meta:generator>LibreOffice/5.0.2.2$Linux_X86_64 LibreOffice_project/00m0$Build-2</meta:generator>
    <meta:document-statistic meta:table-count="1" meta:cell-count="17" meta:object-count="0"/>
  </office:meta>
</office:document-meta>
</file>